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4cm" fo:min-width="0.78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9cm" fo:min-width="0.6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.6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8cm" fo:min-width="0.6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2cm" fo:min-width="0.604cm" draw:fontwork-distance="0.1cm" draw:fontwork-start="0cm" draw:fontwork-shadow-offset-x="0cm" draw:fontwork-shadow-offset-y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6cm" fo:min-width="0.60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4cm" fo:min-width="0.6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3cm" fo:min-width="0.6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4cm" fo:min-width="0.604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7.8999996185303pt"/>
    </style:style>
    <style:style style:name="P4" style:family="paragraph">
      <style:paragraph-properties fo:text-align="center"/>
    </style:style>
    <style:style style:name="P5" style:family="paragraph">
      <style:text-properties fo:font-size="11pt" style:font-size-asian="18pt" style:font-size-complex="18pt"/>
    </style:style>
    <style:style style:name="P6" style:family="paragraph">
      <loext:graphic-properties draw:fill="none" draw:fill-color="#ffffff"/>
      <style:text-properties fo:font-size="11pt" style:font-size-asian="18pt" style:font-size-complex="18pt"/>
    </style:style>
    <style:style style:name="P7" style:family="paragraph">
      <loext:graphic-properties draw:fill-color="#ffffff"/>
    </style:style>
    <style:style style:name="T1" style:family="text">
      <style:text-properties fo:font-size="17.8999996185303pt"/>
    </style:style>
    <style:style style:name="T2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text-style-name="P1" draw:layer="layout" svg:width="5.013cm" svg:height="5.156cm" svg:x="13.572cm" svg:y="6.856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14.825cm" svg:y1="8.215cm" svg:x2="14.825cm" svg:y2="10.722cm">
                <text:p/>
              </draw:line>
              <draw:line draw:style-name="gr2" draw:text-style-name="P2" draw:layer="layout" svg:x1="16.113cm" svg:y1="8.181cm" svg:x2="14.825cm" svg:y2="8.842cm">
                <text:p/>
              </draw:line>
              <draw:line draw:style-name="gr3" draw:text-style-name="P2" draw:layer="layout" svg:x1="16.113cm" svg:y1="10.742cm" svg:x2="14.825cm" svg:y2="10.081cm">
                <text:p/>
              </draw:line>
              <draw:line draw:style-name="gr2" draw:text-style-name="P2" draw:layer="layout" svg:x1="16.078cm" svg:y1="6.927cm" svg:x2="16.078cm" svg:y2="8.181cm">
                <text:p/>
              </draw:line>
              <draw:line draw:style-name="gr2" draw:text-style-name="P2" draw:layer="layout" svg:x1="16.078cm" svg:y1="10.727cm" svg:x2="16.078cm" svg:y2="11.981cm">
                <text:p/>
              </draw:line>
              <draw:line draw:style-name="gr2" draw:text-style-name="P2" draw:layer="layout" svg:x1="13.572cm" svg:y1="9.499cm" svg:x2="14.79cm" svg:y2="9.499cm">
                <text:p/>
              </draw:line>
            </draw:g>
          </draw:g>
        </draw:g>
        <draw:line draw:style-name="gr4" draw:text-style-name="P2" draw:layer="layout" svg:x1="20.016cm" svg:y1="7.631cm" svg:x2="16.121cm" svg:y2="7.617cm">
          <text:p/>
        </draw:line>
        <draw:g>
          <draw:line draw:style-name="gr4" draw:text-style-name="P2" draw:layer="layout" svg:x1="8.844cm" svg:y1="9.492cm" svg:x2="8.978cm" svg:y2="9.147cm">
            <text:p/>
          </draw:line>
          <draw:line draw:style-name="gr4" draw:text-style-name="P2" draw:layer="layout" svg:x1="9.258cm" svg:y1="9.851cm" svg:x2="8.976cm" svg:y2="9.148cm">
            <text:p/>
          </draw:line>
          <draw:line draw:style-name="gr4" draw:text-style-name="P2" draw:layer="layout" svg:x1="9.812cm" svg:y1="9.891cm" svg:x2="10.094cm" svg:y2="9.188cm">
            <text:p/>
          </draw:line>
          <draw:line draw:style-name="gr4" draw:text-style-name="P2" draw:layer="layout" svg:x1="9.245cm" svg:y1="9.868cm" svg:x2="9.527cm" svg:y2="9.165cm">
            <text:p/>
          </draw:line>
          <draw:line draw:style-name="gr4" draw:text-style-name="P2" draw:layer="layout" svg:x1="9.823cm" svg:y1="9.887cm" svg:x2="9.541cm" svg:y2="9.184cm">
            <text:p/>
          </draw:line>
          <draw:line draw:style-name="gr4" draw:text-style-name="P2" draw:layer="layout" svg:x1="10.383cm" svg:y1="9.887cm" svg:x2="10.101cm" svg:y2="9.184cm">
            <text:p/>
          </draw:line>
          <draw:line draw:style-name="gr4" draw:text-style-name="P2" draw:layer="layout" svg:x1="10.379cm" svg:y1="9.852cm" svg:x2="10.513cm" svg:y2="9.507cm">
            <text:p/>
          </draw:line>
        </draw:g>
        <draw:g>
          <draw:line draw:style-name="gr4" draw:text-style-name="P2" draw:layer="layout" svg:x1="16.122cm" svg:y1="6.871cm" svg:x2="15.849cm" svg:y2="6.758cm">
            <text:p/>
          </draw:line>
          <draw:line draw:style-name="gr4" draw:text-style-name="P2" draw:layer="layout" svg:x1="16.387cm" svg:y1="6.514cm" svg:x2="15.85cm" svg:y2="6.76cm">
            <text:p/>
          </draw:line>
          <draw:line draw:style-name="gr4" draw:text-style-name="P2" draw:layer="layout" svg:x1="16.398cm" svg:y1="6.042cm" svg:x2="15.84cm" svg:y2="5.805cm">
            <text:p/>
          </draw:line>
          <draw:line draw:style-name="gr4" draw:text-style-name="P2" draw:layer="layout" svg:x1="16.4cm" svg:y1="6.526cm" svg:x2="15.842cm" svg:y2="6.289cm">
            <text:p/>
          </draw:line>
          <draw:line draw:style-name="gr4" draw:text-style-name="P2" draw:layer="layout" svg:x1="16.394cm" svg:y1="6.032cm" svg:x2="15.857cm" svg:y2="6.278cm">
            <text:p/>
          </draw:line>
          <draw:line draw:style-name="gr4" draw:text-style-name="P2" draw:layer="layout" svg:x1="16.374cm" svg:y1="5.553cm" svg:x2="15.837cm" svg:y2="5.799cm">
            <text:p/>
          </draw:line>
          <draw:line draw:style-name="gr4" draw:text-style-name="P2" draw:layer="layout" svg:x1="16.347cm" svg:y1="5.558cm" svg:x2="16.074cm" svg:y2="5.445cm">
            <text:p/>
          </draw:line>
        </draw:g>
        <draw:line draw:style-name="gr4" draw:text-style-name="P2" draw:layer="layout" svg:x1="16.035cm" svg:y1="5.429cm" svg:x2="16.035cm" svg:y2="3.702cm">
          <text:p/>
        </draw:line>
        <draw:line draw:style-name="gr4" draw:text-style-name="P2" draw:layer="layout" svg:x1="8.878cm" svg:y1="9.437cm" svg:x2="5.023cm" svg:y2="9.433cm">
          <text:p/>
        </draw:line>
        <draw:line draw:style-name="gr4" draw:text-style-name="P2" draw:layer="layout" svg:x1="16.07cm" svg:y1="12.579cm" svg:x2="16.08cm" svg:y2="11.851cm">
          <text:p/>
        </draw:line>
        <draw:line draw:style-name="gr4" draw:text-style-name="P2" draw:layer="layout" svg:x1="11.133cm" svg:y1="9.512cm" svg:x2="10.456cm" svg:y2="9.498cm">
          <text:p/>
        </draw:line>
        <draw:frame draw:style-name="gr5" draw:text-style-name="P3" draw:layer="layout" svg:width="1.522cm" svg:height="1.514cm" svg:x="19.383cm" svg:y="9.509cm">
          <draw:text-box draw:corner-radius="0.694cm">
            <text:p><text:span text:style-name="T1">Vo</text:span></text:p>
          </draw:text-box>
        </draw:frame>
        <draw:custom-shape draw:style-name="gr6" draw:text-style-name="P4" draw:layer="layout" svg:width="1.842cm" svg:height="1.843cm" svg:x="23.087cm" svg:y="5.588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19.88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19.841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2" draw:layer="layout" svg:x1="16.047cm" svg:y1="14.041cm" svg:x2="15.774cm" svg:y2="13.928cm">
            <text:p/>
          </draw:line>
          <draw:line draw:style-name="gr4" draw:text-style-name="P2" draw:layer="layout" svg:x1="16.312cm" svg:y1="13.684cm" svg:x2="15.775cm" svg:y2="13.93cm">
            <text:p/>
          </draw:line>
          <draw:line draw:style-name="gr4" draw:text-style-name="P2" draw:layer="layout" svg:x1="16.323cm" svg:y1="13.212cm" svg:x2="15.765cm" svg:y2="12.975cm">
            <text:p/>
          </draw:line>
          <draw:line draw:style-name="gr4" draw:text-style-name="P2" draw:layer="layout" svg:x1="16.325cm" svg:y1="13.696cm" svg:x2="15.767cm" svg:y2="13.459cm">
            <text:p/>
          </draw:line>
          <draw:line draw:style-name="gr4" draw:text-style-name="P2" draw:layer="layout" svg:x1="16.319cm" svg:y1="13.202cm" svg:x2="15.782cm" svg:y2="13.448cm">
            <text:p/>
          </draw:line>
          <draw:line draw:style-name="gr4" draw:text-style-name="P2" draw:layer="layout" svg:x1="16.299cm" svg:y1="12.723cm" svg:x2="15.762cm" svg:y2="12.969cm">
            <text:p/>
          </draw:line>
          <draw:line draw:style-name="gr4" draw:text-style-name="P2" draw:layer="layout" svg:x1="16.272cm" svg:y1="12.728cm" svg:x2="15.999cm" svg:y2="12.615cm">
            <text:p/>
          </draw:line>
        </draw:g>
        <draw:g>
          <draw:line draw:style-name="gr4" draw:text-style-name="P2" draw:layer="layout" svg:x1="11.961cm" svg:y1="10.131cm" svg:x2="11.961cm" svg:y2="8.872cm">
            <text:p/>
          </draw:line>
          <draw:line draw:style-name="gr4" draw:text-style-name="P2" draw:layer="layout" svg:x1="11.961cm" svg:y1="10.131cm" svg:x2="11.961cm" svg:y2="8.872cm">
            <text:p/>
          </draw:line>
          <draw:line draw:style-name="gr4" draw:text-style-name="P2" draw:layer="layout" svg:x1="12.533cm" svg:y1="10.131cm" svg:x2="12.533cm" svg:y2="8.872cm">
            <text:p/>
          </draw:line>
          <draw:line draw:style-name="gr4" draw:text-style-name="P2" draw:layer="layout" svg:x1="13.306cm" svg:y1="9.511cm" svg:x2="12.53cm" svg:y2="9.501cm">
            <text:p/>
          </draw:line>
          <draw:line draw:style-name="gr4" draw:text-style-name="P2" draw:layer="layout" svg:x1="11.973cm" svg:y1="9.511cm" svg:x2="11.197cm" svg:y2="9.501cm">
            <text:p/>
          </draw:line>
        </draw:g>
        <draw:line draw:style-name="gr8" draw:text-style-name="P2" draw:layer="layout" svg:x1="13.421cm" svg:y1="12.002cm" svg:x2="13.421cm" svg:y2="6.288cm">
          <text:p/>
        </draw:line>
        <draw:g>
          <draw:line draw:style-name="gr4" draw:text-style-name="P2" draw:layer="layout" svg:x1="16.123cm" svg:y1="6.871cm" svg:x2="15.85cm" svg:y2="6.758cm">
            <text:p/>
          </draw:line>
          <draw:line draw:style-name="gr4" draw:text-style-name="P2" draw:layer="layout" svg:x1="16.388cm" svg:y1="6.514cm" svg:x2="15.851cm" svg:y2="6.76cm">
            <text:p/>
          </draw:line>
          <draw:line draw:style-name="gr4" draw:text-style-name="P2" draw:layer="layout" svg:x1="16.399cm" svg:y1="6.042cm" svg:x2="15.841cm" svg:y2="5.805cm">
            <text:p/>
          </draw:line>
          <draw:line draw:style-name="gr4" draw:text-style-name="P2" draw:layer="layout" svg:x1="16.401cm" svg:y1="6.526cm" svg:x2="15.843cm" svg:y2="6.289cm">
            <text:p/>
          </draw:line>
          <draw:line draw:style-name="gr4" draw:text-style-name="P2" draw:layer="layout" svg:x1="16.395cm" svg:y1="6.032cm" svg:x2="15.858cm" svg:y2="6.278cm">
            <text:p/>
          </draw:line>
          <draw:line draw:style-name="gr4" draw:text-style-name="P2" draw:layer="layout" svg:x1="16.375cm" svg:y1="5.553cm" svg:x2="15.838cm" svg:y2="5.799cm">
            <text:p/>
          </draw:line>
          <draw:line draw:style-name="gr4" draw:text-style-name="P2" draw:layer="layout" svg:x1="16.348cm" svg:y1="5.558cm" svg:x2="16.075cm" svg:y2="5.445cm">
            <text:p/>
          </draw:line>
        </draw:g>
        <draw:g>
          <draw:line draw:style-name="gr4" draw:text-style-name="P2" draw:layer="layout" svg:x1="13.477cm" svg:y1="6.258cm" svg:x2="13.204cm" svg:y2="6.145cm">
            <text:p/>
          </draw:line>
          <draw:line draw:style-name="gr4" draw:text-style-name="P2" draw:layer="layout" svg:x1="13.742cm" svg:y1="5.901cm" svg:x2="13.205cm" svg:y2="6.147cm">
            <text:p/>
          </draw:line>
          <draw:line draw:style-name="gr4" draw:text-style-name="P2" draw:layer="layout" svg:x1="13.753cm" svg:y1="5.429cm" svg:x2="13.195cm" svg:y2="5.192cm">
            <text:p/>
          </draw:line>
          <draw:line draw:style-name="gr4" draw:text-style-name="P2" draw:layer="layout" svg:x1="13.755cm" svg:y1="5.913cm" svg:x2="13.197cm" svg:y2="5.676cm">
            <text:p/>
          </draw:line>
          <draw:line draw:style-name="gr4" draw:text-style-name="P2" draw:layer="layout" svg:x1="13.749cm" svg:y1="5.419cm" svg:x2="13.212cm" svg:y2="5.665cm">
            <text:p/>
          </draw:line>
          <draw:line draw:style-name="gr4" draw:text-style-name="P2" draw:layer="layout" svg:x1="13.729cm" svg:y1="4.94cm" svg:x2="13.192cm" svg:y2="5.186cm">
            <text:p/>
          </draw:line>
          <draw:line draw:style-name="gr4" draw:text-style-name="P2" draw:layer="layout" svg:x1="13.702cm" svg:y1="4.945cm" svg:x2="13.429cm" svg:y2="4.832cm">
            <text:p/>
          </draw:line>
        </draw:g>
        <draw:line draw:style-name="gr4" draw:text-style-name="P2" draw:layer="layout" svg:x1="23.927cm" svg:y1="3.68cm" svg:x2="13.427cm" svg:y2="3.74cm">
          <text:p/>
        </draw:line>
        <draw:line draw:style-name="gr4" draw:text-style-name="P2" draw:layer="layout" svg:x1="13.459cm" svg:y1="3.719cm" svg:x2="13.465cm" svg:y2="4.832cm">
          <text:p/>
        </draw:line>
        <draw:line draw:style-name="gr4" draw:text-style-name="P2" draw:layer="layout" svg:x1="4.999cm" svg:y1="15.07cm" svg:x2="5.023cm" svg:y2="12.769cm">
          <text:p/>
        </draw:line>
        <draw:line draw:style-name="gr4" draw:text-style-name="P2" draw:layer="layout" svg:x1="24.043cm" svg:y1="14.993cm" svg:x2="23.985cm" svg:y2="7.449cm">
          <text:p/>
        </draw:line>
        <draw:line draw:style-name="gr4" draw:text-style-name="P2" draw:layer="layout" svg:x1="23.96cm" svg:y1="5.599cm" svg:x2="23.961cm" svg:y2="3.631cm">
          <text:p/>
        </draw:line>
        <draw:line draw:style-name="gr4" draw:text-style-name="P2" draw:layer="layout" svg:x1="24.101cm" svg:y1="14.999cm" svg:x2="5.023cm" svg:y2="15.031cm">
          <text:p/>
        </draw:line>
        <draw:line draw:style-name="gr4" draw:text-style-name="P2" draw:layer="layout" svg:x1="16.028cm" svg:y1="15.07cm" svg:x2="16.039cm" svg:y2="13.986cm">
          <text:p/>
        </draw:line>
        <draw:custom-shape draw:style-name="gr6" draw:text-style-name="P4" draw:layer="layout" svg:width="1.842cm" svg:height="1.843cm" svg:x="4.091cm" svg:y="10.918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2" draw:layer="layout" svg:x1="13.44cm" svg:y1="13.428cm" svg:x2="13.167cm" svg:y2="13.315cm">
            <text:p/>
          </draw:line>
          <draw:line draw:style-name="gr4" draw:text-style-name="P2" draw:layer="layout" svg:x1="13.705cm" svg:y1="13.071cm" svg:x2="13.168cm" svg:y2="13.317cm">
            <text:p/>
          </draw:line>
          <draw:line draw:style-name="gr4" draw:text-style-name="P2" draw:layer="layout" svg:x1="13.716cm" svg:y1="12.599cm" svg:x2="13.158cm" svg:y2="12.362cm">
            <text:p/>
          </draw:line>
          <draw:line draw:style-name="gr4" draw:text-style-name="P2" draw:layer="layout" svg:x1="13.718cm" svg:y1="13.083cm" svg:x2="13.16cm" svg:y2="12.846cm">
            <text:p/>
          </draw:line>
          <draw:line draw:style-name="gr4" draw:text-style-name="P2" draw:layer="layout" svg:x1="13.712cm" svg:y1="12.589cm" svg:x2="13.175cm" svg:y2="12.835cm">
            <text:p/>
          </draw:line>
          <draw:line draw:style-name="gr4" draw:text-style-name="P2" draw:layer="layout" svg:x1="13.692cm" svg:y1="12.11cm" svg:x2="13.155cm" svg:y2="12.356cm">
            <text:p/>
          </draw:line>
          <draw:line draw:style-name="gr4" draw:text-style-name="P2" draw:layer="layout" svg:x1="13.665cm" svg:y1="12.115cm" svg:x2="13.392cm" svg:y2="12.002cm">
            <text:p/>
          </draw:line>
        </draw:g>
        <draw:line draw:style-name="gr4" draw:text-style-name="P2" draw:layer="layout" svg:x1="5.023cm" svg:y1="9.395cm" svg:x2="5.012cm" svg:y2="10.891cm">
          <text:p/>
        </draw:line>
        <draw:line draw:style-name="gr4" draw:text-style-name="P2" draw:layer="layout" svg:x1="13.396cm" svg:y1="13.371cm" svg:x2="13.383cm" svg:y2="15.07cm">
          <text:p/>
        </draw:line>
        <draw:line draw:style-name="gr4" draw:text-style-name="P2" draw:layer="layout" svg:x1="17.907cm" svg:y1="11.465cm" svg:x2="16.029cm" svg:y2="11.465cm">
          <text:p/>
        </draw:line>
        <draw:line draw:style-name="gr4" draw:text-style-name="P2" draw:layer="layout" svg:x1="17.984cm" svg:y1="13.306cm" svg:x2="18.023cm" svg:y2="15.032cm">
          <text:p/>
        </draw:line>
        <draw:g>
          <draw:line draw:style-name="gr4" draw:text-style-name="P2" draw:layer="layout" svg:x1="17.373cm" svg:y1="12.204cm" svg:x2="18.632cm" svg:y2="12.201cm">
            <text:p/>
          </draw:line>
          <draw:line draw:style-name="gr4" draw:text-style-name="P2" draw:layer="layout" svg:x1="17.373cm" svg:y1="12.204cm" svg:x2="18.632cm" svg:y2="12.201cm">
            <text:p/>
          </draw:line>
          <draw:line draw:style-name="gr4" draw:text-style-name="P2" draw:layer="layout" svg:x1="17.375cm" svg:y1="12.776cm" svg:x2="18.634cm" svg:y2="12.773cm">
            <text:p/>
          </draw:line>
          <draw:line draw:style-name="gr4" draw:text-style-name="P2" draw:layer="layout" svg:x1="17.997cm" svg:y1="13.548cm" svg:x2="18.005cm" svg:y2="12.772cm">
            <text:p/>
          </draw:line>
          <draw:line draw:style-name="gr4" draw:text-style-name="P2" draw:layer="layout" svg:x1="17.993cm" svg:y1="12.215cm" svg:x2="18.001cm" svg:y2="11.439cm">
            <text:p/>
          </draw:line>
        </draw:g>
        <draw:custom-shape draw:style-name="gr7" draw:text-style-name="P4" draw:layer="layout" svg:width="0.348cm" svg:height="0.35cm" svg:x="23.869cm" svg:y="14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15.816cm" svg:y="3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13.324cm" svg:y="3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15.931cm" svg:y="11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17.81cm" svg:y="11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13.209cm" svg:y="9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11.061cm" svg:y="9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4.849cm" svg:y="9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17.849cm" svg:y="14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15.894cm" svg:y="14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4.85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13.21cm" svg:y="14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23.716cm" svg:y="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19.881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305cm" svg:height="1.339cm" svg:x="10.146cm" svg:y="9.788cm">
          <draw:text-box>
            <text:p><text:span text:style-name="T1">I_</text:span><text:span text:style-name="T1">N2</text:span></text:p>
          </draw:text-box>
        </draw:frame>
        <draw:frame draw:style-name="gr10" draw:text-style-name="P3" draw:layer="layout" svg:width="1.877cm" svg:height="1.665cm" svg:x="23.025cm" svg:y="2.785cm">
          <draw:text-box>
            <text:p><text:span text:style-name="T1">Vc</text:span><text:span text:style-name="T1">c</text:span></text:p>
          </draw:text-box>
        </draw:frame>
        <draw:frame draw:style-name="gr11" draw:text-style-name="P3" draw:layer="layout" svg:width="1.311cm" svg:height="1.798cm" svg:x="24.192cm" svg:y="14.739cm">
          <draw:text-box>
            <text:p><text:span text:style-name="T1">0</text:span></text:p>
          </draw:text-box>
        </draw:frame>
        <draw:frame draw:style-name="gr10" draw:text-style-name="P3" draw:layer="layout" svg:width="2.149cm" svg:height="1.665cm" svg:x="4.308cm" svg:y="8.194cm">
          <draw:text-box>
            <text:p><text:span text:style-name="T1">I_</text:span><text:span text:style-name="T1">N</text:span></text:p>
          </draw:text-box>
        </draw:frame>
        <draw:frame draw:style-name="gr12" draw:text-style-name="P6" draw:layer="layout" svg:width="2.032cm" svg:height="2.372cm" svg:x="13.337cm" svg:y="9.634cm">
          <draw:text-box>
            <text:p text:style-name="P5"><text:span text:style-name="T2">Bas</text:span><text:span text:style-name="T2">e</text:span></text:p>
          </draw:text-box>
        </draw:frame>
        <draw:frame draw:style-name="gr10" draw:text-style-name="P3" draw:layer="layout" svg:width="1.838cm" svg:height="1.665cm" svg:x="15.164cm" svg:y="2.762cm">
          <draw:text-box>
            <text:p><text:span text:style-name="T1">Vc</text:span><text:span text:style-name="T1">c</text:span></text:p>
          </draw:text-box>
        </draw:frame>
        <draw:frame draw:style-name="gr13" draw:text-style-name="P3" draw:layer="layout" svg:width="2.227cm" svg:height="1.766cm" svg:x="12.403cm" svg:y="2.801cm">
          <draw:text-box>
            <text:p><text:span text:style-name="T1">Vc</text:span><text:span text:style-name="T1">c</text:span></text:p>
          </draw:text-box>
        </draw:frame>
        <draw:frame draw:style-name="gr14" draw:text-style-name="P3" draw:layer="layout" svg:width="1.211cm" svg:height="1.494cm" svg:x="19.596cm" svg:y="8.13cm">
          <draw:text-box>
            <text:p><text:span text:style-name="T1">+</text:span></text:p>
          </draw:text-box>
        </draw:frame>
        <draw:frame draw:style-name="gr15" draw:text-style-name="P3" draw:layer="layout" svg:width="1.311cm" svg:height="1.603cm" svg:x="3.16cm" svg:y="12.118cm">
          <draw:text-box>
            <text:p><text:span text:style-name="T1">Vs</text:span></text:p>
          </draw:text-box>
        </draw:frame>
        <draw:frame draw:style-name="gr15" draw:text-style-name="P3" draw:layer="layout" svg:width="1.311cm" svg:height="1.603cm" svg:x="13.475cm" svg:y="7.9cm">
          <draw:text-box>
            <text:p><text:span text:style-name="T1">Ib</text:span></text:p>
          </draw:text-box>
        </draw:frame>
        <draw:frame draw:style-name="gr15" draw:text-style-name="P3" draw:layer="layout" svg:width="1.311cm" svg:height="1.603cm" svg:x="11.986cm" svg:y="10.004cm">
          <draw:text-box>
            <text:p><text:span text:style-name="T1">C</text:span><text:span text:style-name="T1">1</text:span></text:p>
          </draw:text-box>
        </draw:frame>
        <draw:frame draw:style-name="gr10" draw:text-style-name="P3" draw:layer="layout" svg:width="1.863cm" svg:height="1.665cm" svg:x="16.351cm" svg:y="5.599cm">
          <draw:text-box>
            <text:p><text:span text:style-name="T1">R</text:span><text:span text:style-name="T1">_</text:span><text:span text:style-name="T1">C</text:span></text:p>
          </draw:text-box>
        </draw:frame>
        <draw:frame draw:style-name="gr10" draw:text-style-name="P3" draw:layer="layout" svg:width="1.748cm" svg:height="1.665cm" svg:x="24.48cm" svg:y="5.025cm">
          <draw:text-box>
            <text:p><text:span text:style-name="T1">Vc</text:span><text:span text:style-name="T1">c</text:span></text:p>
          </draw:text-box>
        </draw:frame>
        <draw:frame draw:style-name="gr15" draw:text-style-name="P3" draw:layer="layout" svg:width="1.311cm" svg:height="1.603cm" svg:x="18.421cm" svg:y="12.233cm">
          <draw:text-box>
            <text:p><text:span text:style-name="T1">Cb</text:span></text:p>
          </draw:text-box>
        </draw:frame>
        <draw:frame draw:style-name="gr10" draw:text-style-name="P3" draw:layer="layout" svg:width="2.437cm" svg:height="1.665cm" svg:x="14.243cm" svg:y="12.809cm">
          <draw:text-box>
            <text:p><text:span text:style-name="T1">R_E</text:span></text:p>
          </draw:text-box>
        </draw:frame>
        <draw:frame draw:style-name="gr10" draw:text-style-name="P3" draw:layer="layout" svg:width="2.591cm" svg:height="1.665cm" svg:x="11.136cm" svg:y="12.503cm">
          <draw:text-box>
            <text:p><text:span text:style-name="T1">R_:</text:span><text:span text:style-name="T1">B2</text:span></text:p>
          </draw:text-box>
        </draw:frame>
        <draw:frame draw:style-name="gr16" draw:text-style-name="P3" draw:layer="layout" svg:width="2.171cm" svg:height="1.704cm" svg:x="11.275cm" svg:y="5.215cm">
          <draw:text-box>
            <text:p><text:span text:style-name="T1">R_</text:span><text:span text:style-name="T1">B1</text:span></text:p>
          </draw:text-box>
        </draw:frame>
        <draw:frame draw:style-name="gr10" draw:text-style-name="P3" draw:layer="layout" svg:width="1.863cm" svg:height="1.665cm" svg:x="8.377cm" svg:y="8.054cm">
          <draw:text-box>
            <text:p><text:span text:style-name="T1">R_</text:span><text:span text:style-name="T1">S</text:span></text:p>
          </draw:text-box>
        </draw:frame>
        <draw:line draw:style-name="gr17" draw:text-style-name="P2" draw:layer="layout" svg:x1="13.653cm" svg:y1="9.115cm" svg:x2="14.725cm" svg:y2="9.126cm">
          <text:p/>
        </draw:line>
        <draw:frame draw:style-name="gr10" draw:text-style-name="P3" draw:layer="layout" svg:width="2.016cm" svg:height="1.665cm" svg:x="11.367cm" svg:y="7.517cm">
          <draw:text-box>
            <text:p><text:span text:style-name="T1">Is=0</text:span></text:p>
          </draw:text-box>
        </draw:frame>
        <draw:line draw:style-name="gr17" draw:text-style-name="P2" draw:layer="layout" svg:x1="13.628cm" svg:y1="9.115cm" svg:x2="14.7cm" svg:y2="9.126cm">
          <text:p/>
        </draw:line>
        <draw:line draw:style-name="gr17" draw:text-style-name="P2" draw:layer="layout" svg:x1="11.504cm" svg:y1="8.551cm" svg:x2="13.09cm" svg:y2="8.55cm">
          <text:p/>
        </draw:line>
        <draw:frame draw:style-name="gr14" draw:text-style-name="P3" draw:layer="layout" svg:width="1.211cm" svg:height="1.494cm" svg:x="19.597cm" svg:y="10.815cm">
          <draw:text-box>
            <text:p><text:span text:style-name="T1">-</text:span></text:p>
          </draw:text-box>
        </draw:frame>
        <draw:frame draw:style-name="gr12" draw:text-style-name="P6" draw:layer="layout" svg:width="2.032cm" svg:height="2.372cm" svg:x="15.983cm" svg:y="10.724cm">
          <draw:text-box>
            <text:p text:style-name="P5"><text:span text:style-name="T2">Entr</text:span><text:span text:style-name="T2">ada</text:span>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5-20T14:38:35.485980324</dc:date>
    <meta:editing-duration>PT21H29M41S</meta:editing-duration>
    <meta:editing-cycles>21</meta:editing-cycles>
    <meta:generator>LibreOffice/6.4.6.2$Linux_X86_64 LibreOffice_project/40$Build-2</meta:generator>
    <meta:document-statistic meta:object-count="150"/>
  </office:meta>
</office:document-meta>
</file>